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000000287E22611F0090258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0118c2" officeooo:paragraph-rsid="000118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4 InfluxDB Grafana</text:p>
      <text:p text:style-name="P1"><draw:frame draw:style-name="fr1" draw:name="Image1" text:anchor-type="char" svg:x="-0.291cm" svg:y="3.043cm" svg:width="17cm" svg:height="9.962cm" draw:z-index="0"><draw:image xlink:href="Pictures/100002010000045000000287E22611F0090258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7:14:46.730355189</meta:creation-date>
    <dc:date>2020-11-21T23:12:50.515975904</dc:date>
    <meta:editing-duration>PT2M15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1" meta:paragraph-count="1" meta:word-count="4" meta:character-count="21" meta:non-whitespace-character-count="18"/>
  </office:meta>
</office:document-meta>
</file>